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570.test_for_issue_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57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570.test_for_issue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570.test_for_issue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570.test_for_issue_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